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lucida grande" svg:font-family="'lucida grande', tahoma, verdana, arial, sans-serif"/>
    <style:font-face style:name="sans-serif" svg:font-family="sans-serif"/>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fo:font-style="normal" style:font-size-asian="11pt" style:font-style-asian="normal" style:font-size-complex="11pt" style:font-style-complex="normal"/>
    </style:style>
    <style:style style:name="P5" style:family="paragraph" style:parent-style-name="Text_20_body">
      <style:text-properties fo:font-size="11pt" fo:language="en" fo:country="GB" style:font-size-asian="11pt" style:font-size-complex="11pt"/>
    </style:style>
    <style:style style:name="P6" style:family="paragraph" style:parent-style-name="Text_20_body">
      <style:paragraph-properties fo:text-align="start" style:justify-single-word="false"/>
      <style:text-properties fo:font-size="11pt" fo:language="en" fo:country="GB" style:font-size-asian="11pt" style:font-size-complex="11pt"/>
    </style:style>
    <style:style style:name="P7"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8" style:family="paragraph" style:parent-style-name="Text_20_body">
      <style:text-properties fo:language="en" fo:country="GB"/>
    </style:style>
    <style:style style:name="P9" style:family="paragraph" style:parent-style-name="Text_20_body">
      <style:text-properties fo:language="en" fo:country="GB" fo:font-weight="bold" style:font-weight-asian="bold" style:font-weight-complex="bold"/>
    </style:style>
    <style:style style:name="P10" style:family="paragraph" style:parent-style-name="Text_20_body">
      <style:text-properties fo:language="en" fo:country="GB" style:text-underline-style="none" fo:font-weight="normal" style:font-weight-asian="normal" style:font-weight-complex="normal"/>
    </style:style>
    <style:style style:name="P11" style:family="paragraph" style:parent-style-name="Text_20_body">
      <style:text-properties fo:language="en" fo:country="GB" fo:font-style="normal" fo:font-weight="normal"/>
    </style:style>
    <style:style style:name="P12" style:family="paragraph" style:parent-style-name="Text_20_body">
      <style:text-properties fo:language="en" fo:country="GB" fo:font-style="normal" fo:font-weight="normal" style:font-style-asian="normal" style:font-style-complex="normal"/>
    </style:style>
    <style:style style:name="P13" style:family="paragraph" style:parent-style-name="Text_20_body">
      <style:paragraph-properties fo:text-align="start" style:justify-single-word="false"/>
      <style:text-properties fo:font-size="15pt" fo:language="en" fo:country="GB" style:font-size-asian="15pt" style:font-size-complex="15pt"/>
    </style:style>
    <style:style style:name="P14" style:family="paragraph" style:parent-style-name="Title" style:master-page-name="Standard">
      <style:paragraph-properties style:page-number="auto"/>
      <style:text-properties fo:language="en" fo:country="GB"/>
    </style:style>
    <style:style style:name="P15" style:family="paragraph" style:parent-style-name="Heading_20_2">
      <style:text-properties fo:language="en" fo:country="GB"/>
    </style:style>
    <style:style style:name="P16" style:family="paragraph" style:parent-style-name="Heading_20_3">
      <style:text-properties fo:language="en" fo:country="GB"/>
    </style:style>
    <style:style style:name="P17"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18"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1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20"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21"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22"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23"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24" style:family="paragraph" style:parent-style-name="Standard">
      <style:text-properties fo:language="en" fo:country="GB"/>
    </style:style>
    <style:style style:name="P2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normal" fo:font-weight="bold" style:font-style-asian="normal" style:font-weight-asian="bold" style:font-style-complex="normal" style:font-weight-complex="bold"/>
    </style:style>
    <style:style style:name="P26" style:family="paragraph" style:parent-style-name="Standard" style:list-style-name="L3">
      <style:paragraph-properties style:text-autospace="none">
        <style:tab-stops>
          <style:tab-stop style:position="-0.882cm"/>
          <style:tab-stop style:position="0cm"/>
        </style:tab-stops>
      </style:paragraph-properties>
      <style:text-properties fo:language="en" fo:country="GB"/>
    </style:style>
    <style:style style:name="P27"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P28"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P29"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3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32"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bold" style:font-size-asian="11pt" style:font-style-asian="italic" style:font-weight-asian="bold" style:font-size-complex="11pt" style:font-style-complex="italic" style:font-weight-complex="bold"/>
    </style:style>
    <style:style style:name="P3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Standard" style:list-style-name="L2">
      <style:paragraph-properties style:text-autospace="none">
        <style:tab-stops>
          <style:tab-stop style:position="-0.882cm"/>
          <style:tab-stop style:position="0cm"/>
        </style:tab-stops>
      </style:paragraph-properties>
      <style:text-properties fo:color="#000000" style:font-name="Arial1" fo:font-size="7.30000019073486pt" fo:language="en" fo:country="GB" style:font-name-asian="ArialMT" style:font-size-asian="12pt" style:font-name-complex="ArialMT" style:font-size-complex="12pt"/>
    </style:style>
    <style:style style:name="P37" style:family="paragraph" style:parent-style-name="Heading_20_1">
      <style:text-properties fo:language="en" fo:country="G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6"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7" style:family="text">
      <style:text-properties style:use-window-font-color="true" style:font-name="ArialMT" fo:font-size="12pt" style:font-name-asian="ArialMT" style:font-size-asian="12pt" style:font-name-complex="ArialMT" style:font-size-complex="12pt"/>
    </style:style>
    <style:style style:name="T8" style:family="text">
      <style:text-properties style:use-window-font-color="true" style:font-name="ArialMT" fo:font-style="italic" style:font-name-asian="ArialMT" style:font-style-asian="italic" style:font-name-complex="ArialMT" style:font-style-complex="italic"/>
    </style:style>
    <style:style style:name="T9"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0"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1" style:family="text">
      <style:text-properties style:use-window-font-color="true" style:font-name="ArialMT" fo:font-style="normal" style:font-name-asian="ArialMT" style:font-style-asian="normal" style:font-name-complex="ArialMT" style:font-style-complex="normal"/>
    </style:style>
    <style:style style:name="T12" style:family="text">
      <style:text-properties style:use-window-font-color="true" style:font-name="ArialMT" fo:font-style="normal" style:text-underline-style="none" style:font-name-asian="ArialMT" style:font-style-asian="normal" style:font-name-complex="ArialMT" style:font-style-complex="normal"/>
    </style:style>
    <style:style style:name="T13"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fo:font-weight="normal" style:font-name-asian="ArialMT" style:font-weight-asian="normal" style:font-name-complex="ArialMT" style:font-weight-complex="normal"/>
    </style:style>
    <style:style style:name="T16" style:family="text">
      <style:text-properties style:use-window-font-color="true" style:font-name="ArialMT" style:font-name-asian="ArialMT" style:font-name-complex="ArialMT"/>
    </style:style>
    <style:style style:name="T17" style:family="text">
      <style:text-properties style:use-window-font-color="true" style:font-name="ArialMT" style:text-underline-style="none" style:font-name-asian="ArialMT" style:font-name-complex="ArialMT"/>
    </style:style>
    <style:style style:name="T18"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9"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20"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T22"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3"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4"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5"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6"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7" style:family="text">
      <style:text-properties style:use-window-font-color="true" style:font-name="ArialMT" fo:font-size="11pt" fo:font-style="normal" style:font-name-asian="ArialMT" style:font-size-asian="11pt" style:font-style-asian="normal" style:font-name-complex="ArialMT" style:font-size-complex="11pt" style:font-style-complex="normal"/>
    </style:style>
    <style:style style:name="T28" style:family="text">
      <style:text-properties style:use-window-font-color="true" style:font-name="ArialMT" fo:font-size="11pt" style:font-name-asian="ArialMT" style:font-size-asian="11pt" style:font-name-complex="ArialMT" style:font-size-complex="11pt"/>
    </style:style>
    <style:style style:name="T29" style:family="text">
      <style:text-properties style:text-underline-style="none"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variant="normal" fo:text-transform="none" style:use-window-font-color="true" style:font-name="ArialMT" fo:letter-spacing="normal" style:font-name-asian="ArialMT" style:font-name-complex="ArialMT"/>
    </style:style>
    <style:style style:name="T32"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3"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4"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5"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6"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7"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8" style:family="text">
      <style:text-properties fo:font-variant="normal" fo:text-transform="none" fo:letter-spacing="normal" fo:font-style="normal" fo:font-weight="normal"/>
    </style:style>
    <style:style style:name="T39"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odel Development &amp; Implementation</text:p>
      <text:p text:style-name="P24"/>
      <text:p text:style-name="P24"/>
      <text:h text:style-name="P15" text:outline-level="2">Overview</text:h>
      <text:p text:style-name="P8">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8">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8">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8">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8">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4">ref spiral</text:span><text:span text:style-name="T30">].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9"><text:soft-page-break/>SPIRAL PHOTO</text:p>
      <text:p text:style-name="P8"><text:span text:style-name="T1">LOOK</text:span> <text:span text:style-name="T1">INTO THESE</text:span></text:p>
      <text:list xml:id="list9145053426053675073" text:style-name="L1">
        <text:list-item>
          <text:p text:style-name="P18">Project Management Overview</text:p>
        </text:list-item>
      </text:list>
      <text:h text:style-name="P15" text:outline-level="2">Technologies/Tools</text:h>
      <text:p text:style-name="P10">As described previously, existing tools and libraries were critical to the progress of the project. Some tools were significantly more important than others</text:p>
      <text:p text:style-name="P8"><text:span text:style-name="T29">Below is a list of the tools used:</text:span></text:p>
      <text:h text:style-name="P16" text:outline-level="3">Repast Simphony</text:h>
      <text:p text:style-name="P6"><text:span text:style-name="T8">Repast (</text:span><text:span text:style-name="T11">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8">Repast Simphony</text:span><text:span text:style-name="T11"> provides extra features to further aid in the fast development of ABMs by 'wrapping' the features of Repast, allowing for more detailed representation of networks, a more interactive development environment and interaction with tools such as </text:span><text:span text:style-name="T8">Weka </text:span><text:span text:style-name="T11">or </text:span><text:span text:style-name="T8">JUNG [</text:span><text:span text:style-name="T9">ref RepQnA</text:span><text:span text:style-name="T10">].</text:span></text:p>
      <text:p text:style-name="P4"><text:span text:style-name="T15">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Furthermore, by providing implementations of networks, </text:span></text:p>
      <text:p text:style-name="P13"><text:span text:style-name="T9">MORE HERE</text:span></text:p>
      <text:p text:style-name="P5"><text:span text:style-name="T11">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ext:span></text:p>
      <text:list xml:id="list1824188036643669559" text:style-name="L2">
        <text:list-item>
          <text:list>
            <text:list-item>
              <text:p text:style-name="P17"><text:span text:style-name="T39">Repast Simphony BIG REPAST CITATION - </text:span><text:a xlink:type="simple" xlink:href="http://repast.sourceforge.net/papers.html">http://repast.sourceforge.net/papers.html</text:a></text:p>
            </text:list-item>
            <text:list-item>
              <text:p text:style-name="P36"><text:span text:style-name="T38">North, M.J., N.T. Collier, and J.R. Vos, "Experiences Creating Three Implementations of the Repast Agent Modeling Toolkit," ACM Transactions on Modeling and Computer Simulation, Vol. 16, Issue 1, pp. 1-25, ACM, New York, New York, USA (January 2006).</text:span></text:p>
            </text:list-item>
          </text:list>
        </text:list-item>
      </text:list>
      <text:h text:style-name="P16" text:outline-level="3">JUNG</text:h>
      <text:list xml:id="list355447815" text:continue-numbering="true" text:style-name="L2">
        <text:list-header>
          <text:p text:style-name="P22">JUNG <text:span text:style-name="T3">is the </text:span>Java Universal Graph Network/Graph <text:span text:style-name="T3">framework which provides a series of data structures and related methods for storing and manipulating graphs and networks. At the lowest level, it provides a series of abstract definitions meaning that custom classes for nodes and edges can be used to construct said graphs. In particular, a large number of graph metrics such as </text:span>betweenness centrality<text:span text:style-name="T3"> can be calculated via the library.</text:span></text:p>
          <text:p text:style-name="P23"><text:span text:style-name="T3">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text:span><text:soft-page-break/><text:span text:style-name="T3">network at intervals, using the inbuilt metric algorithms to report on any undesirable behaviours such as excessive clustering. </text:span></text:p>
        </text:list-header>
      </text:list>
      <text:h text:style-name="P37" text:outline-level="1">Java</text:h>
      <text:p text:style-name="P8">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8">Whilst Java does have a number of positives, the nature of the language brings some disadvantages. Repast Simphony, designed for single workstations or small clusters [<text:span text:style-name="T4">ref?</text:span><text:span text:style-name="T30">], is implemented in and works with Java, but should the model require scaling to larger simulations, it would require reimplementation in C++ to be used with Repast HPC [</text:span><text:span text:style-name="T4">ref</text:span><text:span text:style-name="T30">]. Although this is not ideal, the usage of Java simplifies the model creation since a HPC version requires much greater involvement in scheduling and other low-level operations meaning that this project can serve as a proof of concept.</text:span></text:p>
      <text:h text:style-name="P16" text:outline-level="3"><text:span text:style-name="T7">Gephi</text:span></text:h>
      <text:p text:style-name="P8"><text:span text:style-name="T5">Gephi</text:span><text:span text:style-name="T6">, a graph visualisation tool, was very useful in understanding how the networks within simulations were changing over time through the use of a number of visualisation methods. It provides the ability to view a number of metrics such as </text:span><text:span text:style-name="T5">average path length</text:span><text:span text:style-name="T6">,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16" text:outline-level="3">Github/Git</text:h>
      <text:p text:style-name="P8">At a more managerial level, <text:span text:style-name="T2">Git</text:span><text:span text:style-name="T3">, and more specifically </text:span><text:span text:style-name="T2">GitHub</text:span><text:span text:style-name="T3">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15" text:outline-level="2">Model Description</text:h>
      <text:p text:style-name="P8">Overall, the model can be split into two main functions – the <text:span text:style-name="T2">agent</text:span>, representing humans within the network, <text:span text:style-name="T3">and the </text:span><text:span text:style-name="T2">network</text:span><text:span text:style-name="T3">,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9"><text:span text:style-name="T6">Platform</text:span></text:p>
      <text:p text:style-name="P1"><text:soft-page-break/><text:span text:style-name="T11">The platform consists of a suite of tools that aid in both the operating and interacting with the model. Broadly, these can be separated into </text:span><text:span text:style-name="T8">Input/Output, Graph Tools, Simulation Monitoring </text:span><text:span text:style-name="T11">and </text:span><text:span text:style-name="T8">Statistics &amp; Constants</text:span><text:span text:style-name="T11">. </text:span></text:p>
      <text:p text:style-name="P2"><text:span text:style-name="T16">Input &amp; Output</text:span></text:p>
      <text:p text:style-name="P2"><text:span text:style-name="T12">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span></text:p>
      <text:p text:style-name="P2"><text:span text:style-name="T12">To handle the importing and exporting of graphs, support for </text:span><text:span text:style-name="T17">GraphML</text:span><text:span text:style-name="T12"> is included. </text:span><text:span text:style-name="T17">GraphML</text:span><text:span text:style-name="T12"> is a way of describing graphs using XML and allows for many types of graphs and importantly, attributes relating to edges and nodes </text:span><text:span text:style-name="T13">[ref?</text:span><text:span text:style-name="T12">]</text:span><text:span text:style-name="T13">.</text:span><text:span text:style-name="T12"> Given the specific needs of this project, existing GraphML generators were not suitable so the Java XML library </text:span><text:span text:style-name="T17">JAXB</text:span><text:span text:style-name="T12"> was utilised to create a tool that, given a </text:span><text:span text:style-name="T17">Repast network</text:span><text:span text:style-name="T12">,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2">Another format supported for the importing of graphs into the system is a CSV importer that specifically handles datasets from the </text:span><text:span text:style-name="T17">Social Network Analysis Project</text:span><text:span text:style-name="T12"> at Stanford University [</text:span><text:span text:style-name="T13">ref?</text:span><text:span text:style-name="T12">].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2"><text:span text:style-name="T12"/></text:p>
      <text:p text:style-name="P2"><text:span text:style-name="T16">Graph Tools</text:span></text:p>
      <text:p text:style-name="P3"><text:span text:style-name="T16">A number of services to handle graph operations have been built to maximise the compatibility and usability of the model – whilst the rationale behind the generation and sampling methods chosen will be detailed in the </text:span><text:span text:style-name="T9">Social Network</text:span><text:span text:style-name="T16"> section of this document, the tools will be discussed here at a high level.</text:span></text:p>
      <text:p text:style-name="P11"><text:span text:style-name="T18">For generation of graphs, two methods are provided: </text:span><text:span text:style-name="T20">scale-free</text:span><text:span text:style-name="T18"> and </text:span><text:span text:style-name="T20">small-world</text:span><text:span text:style-name="T18">. With each of these methods, the number of nodes required is provided, alongside a number of parameters specific to the generation method. For scale-free graphs, the</text:span><text:span text:style-name="T31"> </text:span><text:bookmark text:name="firstHeading1"/><text:span text:style-name="T32">Barabási–Albert</text:span><text:span text:style-name="T34"> (BA) </text:span><text:span text:style-name="T32">model</text:span><text:span text:style-name="T34"> [</text:span><text:span text:style-name="T36">ref</text:span><text:span text:style-name="T34">] is used. It, given a connected graph with more than one node in it (which is 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6">INSERT EQ</text:span><text:span text:style-name="T34">]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of how existing social features within graphs affect the outcome of simulations, the generator </text:span><text:soft-page-break/><text:span text:style-name="T34">has a feature that allows a base graph to have the BA model applied to it. It should be noted that due to the fact that the base graph does not have connectedness enforced, the output may not be truly scale-free.</text:span></text:p>
      <text:p text:style-name="P11"><text:span text:style-name="T34">Small-world graphs are generated using the </text:span><text:bookmark text:name="firstHeading2"/><text:span text:style-name="T32">Watts-Strogatz model </text:span><text:span text:style-name="T34">[</text:span><text:span text:style-name="T36">ref]</text:span><text:span text:style-name="T33">. </text:span><text:span text:style-name="T34">This method (K), </text:span><text:span text:style-name="T32">number of nodes</text:span><text:span text:style-name="T34"> (N) and a value </text:span><text:span text:style-name="T32">beta</text:span><text:span text:style-name="T33"> </text:span><text:span text:style-name="T34">then constructs a ring lattice of N nodes, connected to K neighbours (split between either side of the node) then circulates this lattice, evaluating all edges and rewiring them to connect the current node to a random node </text:span><text:span text:style-name="T32">k </text:span><text:span text:style-name="T34">with a probability of </text:span><text:span text:style-name="T32">beta</text:span><text:span text:style-name="T34">. Usually, this method constructs graphs of high edge density meaning that they have specific use when it comes to analysing them as a network; again, this will be described in detail later. </text:span></text:p>
      <text:p text:style-name="P12"><text:span text:style-name="T35">Whilst the sampling of other graphs was not a focus of the tool development, the ability to provide a JUNG graph and take a sample of this is provided. The method chosen was s</text:span><text:span text:style-name="T32">nowball sampling </text:span><text:span text:style-name="T35">[</text:span><text:span text:style-name="T37">ref</text:span><text:span text:style-name="T35">]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11"><text:span text:style-name="T32"/></text:p>
      <text:p text:style-name="P2"><text:span text:style-name="T16">Simulation Monitoring</text:span></text:p>
      <text:p text:style-name="P3"><text:span text:style-name="T16">As will be explained later, during development it was noticed that in some situations, the network suffered from excessive clustering causing most nodes to collapse into an incredibly densely connected group. This prompted the creation of </text:span><text:span text:style-name="T8">WatchMan</text:span><text:span text:style-name="T16">,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2"><text:span text:style-name="T16"/></text:p>
      <text:p text:style-name="P2"><text:span text:style-name="T16">Statistics &amp; Constants</text:span></text:p>
      <text:p text:style-name="P7">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7">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9"><text:soft-page-break/></text:p>
      <text:list xml:id="list2757279815453761548" text:style-name="L3">
        <text:list-header>
          <text:p text:style-name="P21">Social Network</text:p>
          <text:p text:style-name="P27"><text:span text:style-name="T23">As discussed in the </text:span><text:span text:style-name="T22">Literature Review</text:span><text:span text:style-name="T23">,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28"><text:span text:style-name="T28">Representation</text:span></text:p>
          <text:p text:style-name="P28"><text:span text:style-name="T24">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span></text:p>
          <text:p text:style-name="P28"><text:span text:style-name="T24">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s influenced by'.</text:span></text:p>
          <text:p text:style-name="P29"><text:span text:style-name="T27">DIAGRAM HERE</text:span></text:p>
          <text:p text:style-name="P28"><text:span text:style-name="T28">Influence</text:span></text:p>
          <text:p text:style-name="P28"><text:span text:style-name="T24">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span></text:p>
        </text:list-header>
      </text:list>
      <text:p text:style-name="P30"><text:span text:style-name="T25">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6">figure</text:span><text:span text:style-name="T25"> </text:span><text:span text:style-name="T26">X</text:span><text:span text:style-name="T25">. The extent to which this influence acts on the individual is a matter for tuning of the model and will be discussed in the </text:span><text:span text:style-name="T19">Agent </text:span><text:span text:style-name="T25">section of this document. Obviously, the influence at one hop is simply the weight of the influencing edge, whereas to calculate the influence at </text:span><text:span text:style-name="T19">n </text:span><text:span text:style-name="T25">hops, the formula seen in </text:span><text:span text:style-name="T26">figure Y</text:span><text:span text:style-name="T25"> is used. By multiplying the influence of each hop together, a likeness to weakening influence across the mutual friends is incorporated along with the method also giving a probability-</text:span><text:soft-page-break/><text:span text:style-name="T25">alike value that can be used when calculating influenced attributes [</text:span><text:span text:style-name="T26">ref?]</text:span><text:span text:style-name="T25">.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6">ref</text:span><text:span text:style-name="T25">].</text:span></text:p>
      <text:p text:style-name="P30"><text:span text:style-name="T25">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9">Neighbourhoods</text:span><text:span text:style-name="T25"> part of the </text:span><text:span text:style-name="T19">Agent </text:span><text:span text:style-name="T25">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6">fig A. </text:span><text:span text:style-name="T25">There were a number of changes that were required for some data types but, since these depend on the specific attribute they will be described in the </text:span><text:span text:style-name="T19">Agent </text:span><text:span text:style-name="T25">section. </text:span></text:p>
      <text:p text:style-name="P31"><text:span text:style-name="T24">Fig A – </text:span><text:span text:style-name="T19">influence x attribute value</text:span></text:p>
      <text:p text:style-name="P25"><text:span text:style-name="T19">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span></text:p>
      <text:p text:style-name="P25"><text:span text:style-name="T21"/></text:p>
      <text:p text:style-name="P32"><text:span text:style-name="T16">Graph Generation &amp; Sampling</text:span></text:p>
      <text:p text:style-name="P35"><text:span text:style-name="T16">As described in the </text:span><text:span text:style-name="T8">Tools</text:span><text:span text:style-name="T16">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33"><text:span text:style-name="T16">Scale-free</text:span><text:span text:style-name="T11"> networks were included due to their regularity of appearance within social circles [</text:span><text:span text:style-name="T14">ref SF</text:span><text:span text:style-name="T11">] – typically, they provide a low to medium edge density across nodes, with a number of hub nodes. This is particularly useful since it allows the investigation of 'social hubs' within a network to see whether this kind of figure has a specific effect on the smoking behaviours 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graph was most useful for testing the model on since it clearly exhibited any signs of imbalance or lack of change over simulation steps.</text:span></text:p>
      <text:p text:style-name="P34"><text:soft-page-break/><text:span text:style-name="T11">Example Scale-free network here</text:span></text:p>
      <text:p text:style-name="P33"><text:span text:style-name="T16">Small-world</text:span><text:span text:style-name="T11">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6">small-world </text:span><text:span text:style-name="T11">networks are used, the relevant balancing will be stated.</text:span></text:p>
      <text:p text:style-name="P34"><text:span text:style-name="T16">Example Small-world network</text:span></text:p>
      <text:p text:style-name="P33"><text:span text:style-name="T16">Snowball sampling</text:span><text:span text:style-name="T11">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text:span></text:p>
      <text:p text:style-name="P34"><text:span text:style-name="T16">Example Snowball sample</text:span></text:p>
      <text:p text:style-name="P33"><text:span text:style-name="T11"/></text:p>
      <text:list xml:id="list551817311" text:continue-numbering="true" text:style-name="L3">
        <text:list-header>
          <text:p text:style-name="P21">Agent</text:p>
        </text:list-header>
        <text:list-item>
          <text:p text:style-name="P21">attributes</text:p>
        </text:list-item>
        <text:list-item>
          <text:p text:style-name="P21">creation</text:p>
          <text:list>
            <text:list-item>
              <text:p text:style-name="P21">ND, why?</text:p>
            </text:list-item>
          </text:list>
        </text:list-item>
        <text:list-item>
          <text:p text:style-name="P21">Influence</text:p>
          <text:list>
            <text:list-item>
              <text:p text:style-name="P21">neighbourhoods</text:p>
            </text:list-item>
            <text:list-item>
              <text:p text:style-name="P21">Creation</text:p>
              <text:list>
                <text:list-item>
                  <text:p text:style-name="P20">Neighbourhoods</text:p>
                </text:list-item>
                <text:list-item>
                  <text:p text:style-name="P20">Reconfiguration</text:p>
                </text:list-item>
                <text:list-item>
                  <text:p text:style-name="P20">Decision Tree</text:p>
                </text:list-item>
              </text:list>
            </text:list-item>
          </text:list>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lucida grande" svg:font-family="'lucida grande', tahoma, verdana, arial, sans-serif"/>
    <style:font-face style:name="sans-serif" svg:font-family="sans-serif"/>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11</meta:editing-cycles>
    <meta:creation-date>2013-03-25T16:03:00</meta:creation-date>
    <dc:date>2013-04-09T00:52:01</dc:date>
    <meta:editing-duration>P3DT3H11M54S</meta:editing-duration>
    <meta:generator>OpenOffice.org/3.4.1$Unix OpenOffice.org_project/341m1$Build-9593</meta:generator>
    <meta:document-statistic meta:table-count="0" meta:image-count="0" meta:object-count="0" meta:page-count="8" meta:paragraph-count="78" meta:word-count="4302" meta:character-count="259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